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e58" officeooo:paragraph-rsid="00026e58"/>
    </style:style>
    <style:style style:name="P2" style:family="paragraph" style:parent-style-name="Standard">
      <style:text-properties officeooo:paragraph-rsid="00026e58"/>
    </style:style>
    <style:style style:name="T1" style:family="text">
      <style:text-properties officeooo:rsid="00026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ctura /etc/shadow</text:p>
      <text:p text:style-name="P1"/>
      <text:p text:style-name="P1">usuario:contraseña:1:2:3:4:5:6:7</text:p>
      <text:p text:style-name="P1"/>
      <text:p text:style-name="P1">Usuario: Usuario.</text:p>
      <text:p text:style-name="P1">Contraseña: Contraseña cifrada.</text:p>
      <text:p text:style-name="P2"><text:span text:style-name="T1">1: </text:span>Días transcurridos desde 1-1-1970 donde <text:span text:style-name="T1">la contraseña</text:span> fue cambiado por última vez.</text:p>
      <text:p text:style-name="P2"><text:span text:style-name="T1">2: </text:span>El mínimo número de días entre cambios de contraseña.</text:p>
      <text:p text:style-name="P2"><text:span text:style-name="T1">3: </text:span>Días máximos de validez de la cuenta.</text:p>
      <text:p text:style-name="P2"><text:span text:style-name="T1">4: </text:span>Días que avisa antes de caducar la contraseña.</text:p>
      <text:p text:style-name="P2"><text:span text:style-name="T1">5: </text:span>Días después de que un<text:span text:style-name="T1">a contraseña</text:span> caduque para deshabiltar la cuenta.</text:p>
      <text:p text:style-name="P2"><text:span text:style-name="T1">6: </text:span>Fecha de caducidad. <text:span text:style-name="T1">D</text:span>ías desde 1-1-1970, donde la cuenta es deshabilatada y el usuario no podrá iniciar sesión.</text:p>
      <text:p text:style-name="P1">7: Campo reser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9:27:15.212662595</meta:creation-date>
    <dc:date>2018-02-06T19:32:17.324206453</dc:date>
    <meta:editing-duration>PT5M2S</meta:editing-duration>
    <meta:editing-cycles>1</meta:editing-cycles>
    <meta:document-statistic meta:table-count="0" meta:image-count="0" meta:object-count="0" meta:page-count="1" meta:paragraph-count="11" meta:word-count="82" meta:character-count="537" meta:non-whitespace-character-count="466"/>
    <meta:generator>LibreOffice/4.3.3.2$Linux_X86_64 LibreOffice_project/430m0$Build-2</meta:generator>
  </office:meta>
</office:document-meta>
</file>